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Вот примеры <text:span text:style-name="Strong_20_Emphasis">Ktor Client (Kotlin)</text:span> запросов к <text:span text:style-name="Strong_20_Emphasis">GitHub</text:span>, <text:span text:style-name="Strong_20_Emphasis">GitLab</text:span>, <text:span text:style-name="Strong_20_Emphasis">Bitbucket</text:span>, <text:span text:style-name="Strong_20_Emphasis">Gitea</text:span> для <text:span text:style-name="Strong_20_Emphasis">поиска по репозиториям</text:span>, пользователям и группам, с фокусом на параметры поиска по <text:span text:style-name="Strong_20_Emphasis">названию</text:span>, <text:span text:style-name="Strong_20_Emphasis">описанию</text:span>, <text:span text:style-name="Strong_20_Emphasis">README</text:span> (где доступно).</text:p>
      <text:p text:style-name="Horizontal_20_Line"/>
      <text:h text:style-name="Heading_20_2" text:outline-level="2">🔹 1. <text:span text:style-name="Strong_20_Emphasis">GitHub — поиск репозиториев по имени и описанию</text:span></text:h>
      <text:p text:style-name="Preformatted_20_Text">kotlin</text:p>
      <text:p text:style-name="Preformatted_20_Text">КопироватьРедактировать</text:p>
      <text:p text:style-name="P1"><text:span text:style-name="Source_20_Text">val client = HttpClient(CIO) {</text:span></text:p>
      <text:p text:style-name="P1"><text:span text:style-name="Source_20_Text"><text:s text:c="4"/>install(ContentNegotiation) {</text:span></text:p>
      <text:p text:style-name="P1"><text:span text:style-name="Source_20_Text"><text:s text:c="8"/>json(Json { ignoreUnknownKeys = true })</text:span></text:p>
      <text:p text:style-name="P1"><text:span text:style-name="Source_20_Text"><text:s text:c="4"/>}</text:span></text:p>
      <text:p text:style-name="P1"><text:span text:style-name="Source_20_Text">}</text:span></text:p>
      <text:p text:style-name="P1"/>
      <text:p text:style-name="P1"><text:span text:style-name="Source_20_Text">val response: String = client.get("https://api.github.com/search/repositories") {</text:span></text:p>
      <text:p text:style-name="P1"><text:span text:style-name="Source_20_Text"><text:s text:c="4"/>parameter("q", "ktor in:name,description")</text:span></text:p>
      <text:p text:style-name="P1"><text:span text:style-name="Source_20_Text"><text:s text:c="4"/>header("Accept", "application/vnd.github+json")</text:span></text:p>
      <text:p text:style-name="P1"><text:span text:style-name="Source_20_Text"><text:s text:c="4"/>header("User-Agent", "Ktor-Client")</text:span></text:p>
      <text:p text:style-name="P1"><text:span text:style-name="Source_20_Text">}</text:span></text:p>
      <text:p text:style-name="P2"><text:span text:style-name="Source_20_Text">println(response)</text:span></text:p>
      <text:p text:style-name="Quotations">Поиск по <text:span text:style-name="Source_20_Text">in:name,description</text:span>, можно добавить <text:span text:style-name="Source_20_Text">in:readme</text:span> тоже.</text:p>
      <text:p text:style-name="Horizontal_20_Line"/>
      <text:h text:style-name="Heading_20_2" text:outline-level="2">🔹 2. <text:span text:style-name="Strong_20_Emphasis">GitLab — поиск репозиториев по названию</text:span></text:h>
      <text:p text:style-name="Preformatted_20_Text">kotlin</text:p>
      <text:p text:style-name="Preformatted_20_Text">КопироватьРедактировать</text:p>
      <text:p text:style-name="P1"><text:span text:style-name="Source_20_Text">val response: String = client.get("https://gitlab.com/api/v4/projects") {</text:span></text:p>
      <text:p text:style-name="P1"><text:span text:style-name="Source_20_Text"><text:s text:c="4"/>parameter("search", "ktor")</text:span></text:p>
      <text:p text:style-name="P1"><text:span text:style-name="Source_20_Text">}</text:span></text:p>
      <text:p text:style-name="P2"><text:span text:style-name="Source_20_Text">println(response)</text:span></text:p>
      <text:p text:style-name="Quotations">README не ищется, только название и описание.</text:p>
      <text:p text:style-name="Horizontal_20_Line"/>
      <text:h text:style-name="Heading_20_2" text:outline-level="2">🔹 3. <text:span text:style-name="Strong_20_Emphasis">Bitbucket — поиск репозиториев по имени</text:span></text:h>
      <text:p text:style-name="Preformatted_20_Text">kotlin</text:p>
      <text:p text:style-name="Preformatted_20_Text">КопироватьРедактировать</text:p>
      <text:p text:style-name="P1"><text:span text:style-name="Source_20_Text">val response: String = client.get("https://api.bitbucket.org/2.0/repositories") {</text:span></text:p>
      <text:p text:style-name="P1"><text:span text:style-name="Source_20_Text"><text:s text:c="4"/>parameter("q", """name ~ "ktor"""") // двойные кавычки нужны внутри запроса</text:span></text:p>
      <text:p text:style-name="P1"><text:span text:style-name="Source_20_Text">}</text:span></text:p>
      <text:p text:style-name="P2"><text:span text:style-name="Source_20_Text">println(response)</text:span></text:p>
      <text:p text:style-name="Horizontal_20_Line"/>
      <text:h text:style-name="Heading_20_2" text:outline-level="2">🔹 4. <text:span text:style-name="Strong_20_Emphasis">Gitea — поиск репозиториев</text:span></text:h>
      <text:p text:style-name="Preformatted_20_Text">kotlin</text:p>
      <text:p text:style-name="Preformatted_20_Text">КопироватьРедактировать</text:p>
      <text:p text:style-name="P1"><text:span text:style-name="Source_20_Text">val response: String = client.get("https://try.gitea.io/api/v1/repos/search") {</text:span></text:p>
      <text:p text:style-name="P1"><text:span text:style-name="Source_20_Text"><text:s text:c="4"/>parameter("q", "ktor")</text:span></text:p>
      <text:p text:style-name="P1"><text:span text:style-name="Source_20_Text">}</text:span></text:p>
      <text:p text:style-name="P2"><text:span text:style-name="Source_20_Text">println(response)</text:span></text:p>
      <text:p text:style-name="Horizontal_20_Line"/>
      <text:h text:style-name="Heading_20_2" text:outline-level="2"><text:soft-page-break/>🔸 Пример с авторизацией (для приватных запросов)</text:h>
      <text:p text:style-name="Preformatted_20_Text">kotlin</text:p>
      <text:p text:style-name="Preformatted_20_Text">КопироватьРедактировать</text:p>
      <text:p text:style-name="P2"><text:span text:style-name="Source_20_Text">header("Authorization", "Bearer YOUR_TOKEN"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07:05.659559525</meta:creation-date>
    <meta:print-date>2025-05-09T13:09:19.006538206</meta:print-date>
    <dc:date>2025-05-09T16:41:28.541002331</dc:date>
    <meta:editing-duration>PT3H34M23S</meta:editing-duration>
    <meta:editing-cycles>1</meta:editing-cycles>
    <meta:document-statistic meta:table-count="0" meta:image-count="0" meta:object-count="0" meta:page-count="2" meta:paragraph-count="42" meta:word-count="159" meta:character-count="1492" meta:non-whitespace-character-count="1331"/>
    <meta:generator>LibreOffice/7.4.7.2$Linux_X86_64 LibreOffice_project/40$Build-2</meta:generator>
  </office:meta>
</office:document-meta>
</file>